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officeooo:rsid="001b271a" officeooo:paragraph-rsid="001b271a" style:font-size-asian="14pt" style:font-size-complex="14pt"/>
    </style:style>
    <style:style style:name="P2" style:family="paragraph" style:parent-style-name="Standard">
      <style:paragraph-properties fo:break-before="page"/>
      <style:text-properties fo:font-size="14pt" officeooo:rsid="00204193" officeooo:paragraph-rsid="00204193" style:font-size-asian="14pt" style:font-size-complex="14pt"/>
    </style:style>
    <style:style style:name="P3" style:family="paragraph" style:parent-style-name="Standard" style:list-style-name="L1">
      <style:text-properties fo:font-size="14pt" officeooo:rsid="001ce2e1" officeooo:paragraph-rsid="001ce2e1" style:font-size-asian="14pt" style:font-size-complex="14pt"/>
    </style:style>
    <style:style style:name="P4" style:family="paragraph" style:parent-style-name="Standard" style:list-style-name="L1">
      <style:text-properties fo:font-size="14pt" officeooo:rsid="0014e448" officeooo:paragraph-rsid="0014e448" style:font-size-asian="14pt" style:font-size-complex="14pt"/>
    </style:style>
    <style:style style:name="P5" style:family="paragraph" style:parent-style-name="Standard" style:list-style-name="L1">
      <style:text-properties fo:font-size="14pt" officeooo:rsid="001ea254" officeooo:paragraph-rsid="001ea254" style:font-size-asian="14pt" style:font-size-complex="14pt"/>
    </style:style>
    <style:style style:name="P6" style:family="paragraph" style:parent-style-name="Standard" style:list-style-name="L1">
      <style:text-properties fo:font-size="14pt" officeooo:rsid="00164567" officeooo:paragraph-rsid="00164567" style:font-size-asian="14pt" style:font-size-complex="14pt"/>
    </style:style>
    <style:style style:name="P7" style:family="paragraph" style:parent-style-name="Standard" style:list-style-name="L1">
      <style:text-properties fo:font-size="14pt" officeooo:rsid="001723e7" officeooo:paragraph-rsid="001723e7" style:font-size-asian="14pt" style:font-size-complex="14pt"/>
    </style:style>
    <style:style style:name="P8" style:family="paragraph" style:parent-style-name="Standard" style:list-style-name="L1">
      <style:text-properties fo:font-size="14pt" officeooo:rsid="001af6f6" officeooo:paragraph-rsid="001af6f6" style:font-size-asian="14pt" style:font-size-complex="14pt"/>
    </style:style>
    <style:style style:name="P9" style:family="paragraph" style:parent-style-name="Standard" style:list-style-name="L1">
      <style:text-properties fo:font-size="14pt" officeooo:rsid="0017c60f" officeooo:paragraph-rsid="0017c60f" style:font-size-asian="14pt" style:font-size-complex="14pt"/>
    </style:style>
    <style:style style:name="P10" style:family="paragraph" style:parent-style-name="Standard" style:list-style-name="L1">
      <style:text-properties fo:font-size="14pt" officeooo:rsid="001965d7" officeooo:paragraph-rsid="001965d7" style:font-size-asian="14pt" style:font-size-complex="14pt"/>
    </style:style>
    <style:style style:name="P11" style:family="paragraph" style:parent-style-name="Standard" style:list-style-name="L1">
      <style:text-properties fo:font-size="14pt" officeooo:rsid="001b271a" officeooo:paragraph-rsid="001b271a" style:font-size-asian="14pt" style:font-size-complex="14pt"/>
    </style:style>
    <style:style style:name="T1" style:family="text">
      <style:text-properties officeooo:rsid="0016456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3">“biased data is believed to be the main culprit”, how?</text:p>
        </text:list-item>
        <text:list-item>
          <text:p text:style-name="P4">Differences in sets resulting from superspreader vs blocker methods?</text:p>
        </text:list-item>
        <text:list-item>
          <text:p text:style-name="P4">Welfare approach: since datasets do not have demographic attributes to link with info vulnerability, simulate diffusion in models and check vulnerable nodes instead?</text:p>
        </text:list-item>
        <text:list-item>
          <text:p text:style-name="P4">“ICM (Independent Cascade Model) allows an informed individual one attempt to convince their neighbors to adopt a behavior (according to some probability); if successful the neighbors will try to convince their neighbors”</text:p>
          <text:list>
            <text:list-item>
              <text:p text:style-name="P4">Simple contagion?</text:p>
            </text:list-item>
            <text:list-item>
              <text:p text:style-name="P4">Is there an existing extended model that uses complex contagion?</text:p>
            </text:list-item>
          </text:list>
        </text:list-item>
        <text:list-item>
          <text:p text:style-name="P4">HD and CHD are state-of-the-art while HD and KC are “commonly used”?</text:p>
          <text:list>
            <text:list-item>
              <text:p text:style-name="P4">All four are called heuristics</text:p>
            </text:list-item>
            <text:list-item>
              <text:p text:style-name="P5">How much do I actually need to understand about the seeding algorithms? Do I just take the fair influence set and run the model under complex contagion?</text:p>
            </text:list-item>
          </text:list>
        </text:list-item>
        <text:list-item>
          <text:p text:style-name="P4">“ Independent of influence maximization methodology, the influencer nodes and their surrounding neighbors are always reached by the influencer set” → <text:span text:style-name="T1">wdym influencer nodes always reached by influencer set?</text:span></text:p>
        </text:list-item>
        <text:list-item>
          <text:p text:style-name="P6">How to read fig 1b: Bluer nodes benefited more from influence maximization, redder nodes benefited more from random seeding</text:p>
        </text:list-item>
        <text:list-item>
          <text:p text:style-name="P7">We see from 1b that nodes “on the periphery” are left behind – how do we define periphery? And how is that related to the network visualizations?</text:p>
        </text:list-item>
        <text:list-item>
          <text:p text:style-name="P6">Scale-free degree distribution?</text:p>
        </text:list-item>
        <text:list-item>
          <text:p text:style-name="P7">Normally distributed degree distributions?</text:p>
        </text:list-item>
        <text:list-item>
          <text:p text:style-name="P8">Upsilon? Average transmission probability = 0.085? Isn’t it a set %?</text:p>
        </text:list-item>
        <text:list-item>
          <text:p text:style-name="P9">How to read fig 1c and 1d?</text:p>
          <text:list>
            <text:list-item>
              <text:p text:style-name="P10">Look into cumulative distributions</text:p>
            </text:list-item>
          </text:list>
        </text:list-item>
        <text:list-item>
          <text:p text:style-name="P9">How to read figs 1e and 1f: “Fig. 1e, illustrates that if a node is under-informed by one heuristic, it will most likely not be better informed by any other heuristic.”</text:p>
        </text:list-item>
        <text:list-item>
          <text:p text:style-name="P8">“current influencer heuristics suffer from biases which disadvantage low-connected and peripheral nodes” – this feels intuitive, isn’t point of influencer heuristics to reach as many nodes as possible?</text:p>
          <text:list>
            <text:list-item>
              <text:p text:style-name="P8">Does demographic vulnerability map to low-connection in the network?</text:p>
            </text:list-item>
            <text:list-item>
              <text:p text:style-name="P8">Comes back to the welfare approach, if data does not have demographic attributes is this purely numerical approach reflective of real world conditions? Is a “peripheral” node the same as someone without resources?</text:p>
            </text:list-item>
          </text:list>
        </text:list-item>
        <text:list-item>
          <text:p text:style-name="P11">“Analytically calculating how information will spread from a set of nodes according to the ICM model is a computationally hard problem (NP-hard)” NP-hard? Why?</text:p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8T15:32:51.289351921</meta:creation-date>
    <dc:date>2026-02-02T12:19:54.354924226</dc:date>
    <meta:editing-duration>P3DT5H10M45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2" meta:paragraph-count="22" meta:word-count="379" meta:character-count="2344" meta:non-whitespace-character-count="2007"/>
  </office:meta>
</office:document-meta>
</file>